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2C000001AB2C03977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Header">
      <style:text-properties style:font-name="Garamond"/>
    </style:style>
    <style:style style:name="P5" style:family="paragraph" style:parent-style-name="Footer">
      <style:paragraph-properties fo:text-align="end" style:justify-single-word="false"/>
      <style:text-properties fo:font-size="8pt" style:font-size-asian="8pt"/>
    </style:style>
    <style:style style:name="P6" style:family="paragraph" style:parent-style-name="Standard">
      <style:paragraph-properties fo:margin-top="0cm" fo:margin-bottom="0cm" style:contextual-spacing="false" fo:line-height="100%"/>
    </style:style>
    <style:style style:name="P7" style:family="paragraph" style:parent-style-name="Standard">
      <style:paragraph-properties fo:margin-top="0cm" fo:margin-bottom="0cm" style:contextual-spacing="false" fo:line-height="150%"/>
      <style:text-properties fo:color="#111111" loext:opacity="100%" style:font-name="Trebuchet MS" style:font-name-complex="Arial"/>
    </style:style>
    <style:style style:name="P8" style:family="paragraph" style:parent-style-name="Standard">
      <style:paragraph-properties fo:margin-top="0cm" fo:margin-bottom="0cm" style:contextual-spacing="false" fo:line-height="150%">
        <style:tab-stops>
          <style:tab-stop style:position="4.969cm"/>
        </style:tab-stops>
      </style:paragraph-properties>
      <style:text-properties fo:color="#111111" loext:opacity="100%" style:font-name="Trebuchet MS" style:font-name-complex="Arial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4.969cm"/>
        </style:tab-stops>
      </style:paragraph-properties>
      <style:text-properties fo:color="#111111" loext:opacity="100%" style:font-name="Trebuchet MS" officeooo:paragraph-rsid="002316fe" style:font-name-complex="Arial"/>
    </style:style>
    <style:style style:name="P10" style:family="paragraph" style:parent-style-name="Standard">
      <style:paragraph-properties fo:margin-top="0cm" fo:margin-bottom="0cm" style:contextual-spacing="false" fo:line-height="150%"/>
      <style:text-properties fo:text-transform="uppercase" fo:color="#007e80" loext:opacity="100%" style:font-name="Trebuchet MS" fo:font-size="16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6pt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cm" fo:margin-bottom="0cm" style:contextual-spacing="false" fo:line-height="150%"/>
      <style:text-properties fo:text-transform="uppercase" fo:color="#007e80" loext:opacity="100%" style:font-name="Trebuchet MS" fo:font-size="16pt" fo:font-style="normal" style:text-underline-style="solid" style:text-underline-width="auto" style:text-underline-color="font-color" fo:font-weight="normal" officeooo:paragraph-rsid="002316fe" style:text-underline-mode="continuous" style:text-overline-mode="continuous" style:text-line-through-mode="continuous" style:font-size-asian="16pt" style:font-style-asian="normal" style:font-weight-asian="normal" style:font-style-complex="normal" style:font-weight-complex="normal"/>
    </style:style>
    <style:style style:name="P12" style:family="paragraph" style:parent-style-name="Contact_20_Info" style:master-page-name="">
      <style:paragraph-properties fo:margin-left="-2.498cm" fo:margin-right="0cm" fo:margin-top="0cm" fo:margin-bottom="0cm" style:contextual-spacing="false" fo:line-height="150%" fo:text-align="start" style:justify-single-word="false" fo:hyphenation-ladder-count="no-limit" fo:text-indent="2.499cm" style:auto-text-indent="false" style:page-number="auto">
        <style:tab-stops>
          <style:tab-stop style:position="7.438cm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margin-top="0cm" fo:margin-bottom="0cm" style:contextual-spacing="false" fo:line-height="150%">
        <style:tab-stops>
          <style:tab-stop style:position="4.939cm"/>
        </style:tab-stops>
      </style:paragraph-properties>
    </style:style>
    <style:style style:name="P14" style:family="paragraph" style:parent-style-name="Standard">
      <style:paragraph-properties fo:margin-top="0cm" fo:margin-bottom="0cm" style:contextual-spacing="false" fo:line-height="150%">
        <style:tab-stops>
          <style:tab-stop style:position="4.939cm"/>
        </style:tab-stops>
      </style:paragraph-properties>
      <style:text-properties officeooo:paragraph-rsid="001ebe99"/>
    </style:style>
    <style:style style:name="P15" style:family="paragraph" style:parent-style-name="Standard">
      <style:paragraph-properties fo:margin-top="0cm" fo:margin-bottom="0cm" style:contextual-spacing="false" fo:line-height="150%">
        <style:tab-stops>
          <style:tab-stop style:position="4.939cm"/>
        </style:tab-stops>
      </style:paragraph-properties>
      <style:text-properties officeooo:paragraph-rsid="002316fe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>
        <style:tab-stops>
          <style:tab-stop style:position="4.969cm"/>
        </style:tab-stops>
      </style:paragraph-properties>
      <style:text-properties officeooo:paragraph-rsid="001ebe99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4.969cm"/>
        </style:tab-stops>
      </style:paragraph-properties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4.969cm"/>
        </style:tab-stops>
      </style:paragraph-properties>
      <style:text-properties officeooo:paragraph-rsid="002316fe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4.909cm"/>
        </style:tab-stops>
      </style:paragraph-properties>
      <style:text-properties officeooo:paragraph-rsid="002470b5"/>
    </style:style>
    <style:style style:name="P20" style:family="paragraph" style:parent-style-name="Standard">
      <style:paragraph-properties fo:margin-top="0cm" fo:margin-bottom="0cm" style:contextual-spacing="false" fo:line-height="150%"/>
      <style:text-properties fo:color="#007e80" loext:opacity="100%" style:font-name="Trebuchet MS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P21" style:family="paragraph" style:parent-style-name="Standard">
      <style:paragraph-properties fo:margin-top="0cm" fo:margin-bottom="0cm" style:contextual-spacing="false" fo:line-height="150%"/>
      <style:text-properties fo:color="#007e80" loext:opacity="100%" style:font-name="Trebuchet MS" fo:font-size="16pt" fo:font-style="normal" officeooo:paragraph-rsid="002316fe" style:font-size-asian="16pt" style:font-style-asian="normal" style:font-style-complex="normal"/>
    </style:style>
    <style:style style:name="P22" style:family="paragraph" style:parent-style-name="Standard">
      <style:paragraph-properties fo:margin-top="0cm" fo:margin-bottom="0cm" style:contextual-spacing="false" fo:line-height="150%"/>
      <style:text-properties fo:color="#007e80" loext:opacity="100%" style:font-name="Trebuchet MS"/>
    </style:style>
    <style:style style:name="P23" style:family="paragraph" style:parent-style-name="Standard" style:master-page-name="MPF0">
      <style:paragraph-properties fo:line-height="150%" fo:text-align="start" style:justify-single-word="false" style:page-number="auto" fo:break-before="page"/>
      <style:text-properties style:font-name="Trebuchet MS" fo:font-size="36pt" fo:font-style="normal" style:font-size-asian="36pt" style:font-style-asian="normal" style:font-name-complex="Arial" style:font-size-complex="36pt"/>
    </style:style>
    <style:style style:name="P24" style:family="paragraph">
      <loext:graphic-properties draw:fill="bitmap" draw:fill-color="#ffffff" draw:fill-image-name="Bitmap_20_1" draw:fill-image-width="100%" draw:fill-image-height="100%" style:repeat="no-repeat" draw:fill-image-ref-point-x="0%" draw:fill-image-ref-point-y="0%" draw:fill-image-ref-point="center"/>
      <style:paragraph-properties fo:text-align="center" style:writing-mode="lr-tb"/>
    </style:style>
    <style:style style:name="T1" style:family="text">
      <style:text-properties fo:text-transform="uppercase"/>
    </style:style>
    <style:style style:name="T2" style:family="text">
      <style:text-properties fo:text-transform="uppercase" fo:color="#007e80" loext:opacity="100%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3" style:family="text">
      <style:text-properties fo:text-transform="uppercase" fo:color="#007e80" loext:opacity="100%" style:font-name="Trebuchet MS" fo:font-size="24pt" fo:font-style="normal" fo:font-weight="bold" officeooo:rsid="001d4c7a" style:font-size-asian="24pt" style:language-asian="en" style:country-asian="US" style:font-style-asian="normal" style:font-weight-asian="bold" style:font-name-complex="Arial" style:font-size-complex="24pt" style:font-style-complex="normal" style:font-weight-complex="bold"/>
    </style:style>
    <style:style style:name="T4" style:family="text">
      <style:text-properties fo:text-transform="uppercase" fo:color="#007e80" loext:opacity="100%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text-transform="uppercase" fo:color="#007e80" loext:opacity="100%" style:font-name="Trebuchet MS" fo:font-size="18pt" fo:font-style="normal" fo:font-weight="normal" officeooo:rsid="001d4c7a" style:font-size-asian="18pt" style:language-asian="en" style:country-asian="US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text-transform="uppercase" fo:color="#007e80" loext:opacity="100%" style:font-name="Trebuchet MS" fo:font-size="18pt" fo:font-style="normal" fo:font-weight="normal" officeooo:rsid="001d4c7a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text-transform="uppercase" fo:color="#007e80" loext:opacity="100%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T8" style:family="text">
      <style:text-properties fo:text-transform="uppercase" fo:color="#007e80" loext:opacity="100%" fo:font-weight="bold" style:font-weight-asian="bold" style:font-style-complex="normal" style:font-weight-complex="bold"/>
    </style:style>
    <style:style style:name="T9" style:family="text">
      <style:text-properties fo:text-transform="uppercase" fo:font-size="16pt" fo:font-style="normal" style:text-underline-style="solid" style:text-underline-width="auto" style:text-underline-color="font-color" style:text-underline-mode="continuous" style:text-overline-mode="continuous" style:text-line-through-mode="continuous" style:font-size-asian="16pt" style:font-style-asian="normal" style:font-style-complex="normal"/>
    </style:style>
    <style:style style:name="T10" style:family="text">
      <style:text-properties fo:text-transform="uppercase" fo:font-size="16pt" fo:font-style="normal" style:text-underline-style="solid" style:text-underline-width="auto" style:text-underline-color="font-color" officeooo:rsid="0019a095" style:text-underline-mode="continuous" style:text-overline-mode="continuous" style:text-line-through-mode="continuous" style:font-size-asian="16pt" style:font-style-asian="normal" style:font-style-complex="normal"/>
    </style:style>
    <style:style style:name="T11" style:family="text">
      <style:text-properties fo:text-transform="uppercase" fo:font-weight="normal" style:font-weight-asian="normal" style:font-weight-complex="normal"/>
    </style:style>
    <style:style style:name="T12" style:family="text">
      <style:text-properties fo:text-transform="uppercase" style:text-underline-style="solid" style:text-underline-width="auto" style:text-underline-color="font-color" fo:font-weight="normal" style:text-underline-mode="continuous" style:text-overline-mode="continuous" style:text-line-through-mode="continuous" style:font-weight-asian="normal" style:font-weight-complex="normal"/>
    </style:style>
    <style:style style:name="T13" style:family="text">
      <style:text-properties fo:text-transform="uppercase" style:text-underline-style="solid" style:text-underline-width="auto" style:text-underline-color="font-color" fo:font-weight="normal" officeooo:rsid="001821f3" style:text-underline-mode="continuous" style:text-overline-mode="continuous" style:text-line-through-mode="continuous" style:font-weight-asian="normal" style:font-weight-complex="normal"/>
    </style:style>
    <style:style style:name="T14" style:family="text">
      <style:text-properties fo:text-transform="uppercas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T15" style:family="text">
      <style:text-properties fo:color="#111111" loext:opacity="100%" style:font-name="Trebuchet MS" fo:font-size="10pt" style:font-size-asian="10pt" style:font-size-complex="10pt"/>
    </style:style>
    <style:style style:name="T16" style:family="text">
      <style:text-properties fo:color="#111111" loext:opacity="100%" style:font-name="Trebuchet MS" fo:font-size="10pt" officeooo:rsid="0029fbb8" style:font-size-asian="10pt" style:font-size-complex="10pt"/>
    </style:style>
    <style:style style:name="T17" style:family="text">
      <style:text-properties fo:color="#111111" loext:opacity="100%" style:font-name="Trebuchet MS" fo:font-size="10pt" officeooo:rsid="001d4c7a" style:font-size-asian="10pt" style:font-size-complex="10pt"/>
    </style:style>
    <style:style style:name="T18" style:family="text">
      <style:text-properties fo:color="#111111" loext:opacity="100%" style:font-name="Trebuchet MS" fo:font-size="10pt" style:text-underline-style="none" style:font-size-asian="10pt" style:font-size-complex="10pt"/>
    </style:style>
    <style:style style:name="T19" style:family="text">
      <style:text-properties fo:color="#111111" loext:opacity="100%" style:font-name="Trebuchet MS" fo:font-size="10pt" style:text-underline-style="none" officeooo:rsid="001d4c7a" style:text-underline-mode="continuous" style:text-overline-mode="continuous" style:text-line-through-mode="continuous" style:font-size-asian="10pt" style:language-asian="en" style:country-asian="US" style:font-size-complex="10pt"/>
    </style:style>
    <style:style style:name="T20" style:family="text">
      <style:text-properties fo:color="#111111" loext:opacity="100%" style:font-name="Trebuchet MS" fo:font-size="10pt" fo:letter-spacing="0.014cm" officeooo:rsid="001d4c7a" style:font-size-asian="10pt" style:language-asian="en" style:country-asian="US" style:font-size-complex="10pt"/>
    </style:style>
    <style:style style:name="T21" style:family="text">
      <style:text-properties fo:color="#111111" loext:opacity="100%" style:font-name="Trebuchet MS" fo:font-size="10pt" fo:letter-spacing="0.014cm" style:font-size-asian="10pt" style:font-size-complex="10pt"/>
    </style:style>
    <style:style style:name="T22" style:family="text">
      <style:text-properties fo:color="#111111" loext:opacity="100%" style:font-name="Trebuchet MS" fo:font-size="10pt" fo:letter-spacing="0.014cm" officeooo:rsid="001d4c7a" style:font-size-asian="10pt" style:font-size-complex="10pt"/>
    </style:style>
    <style:style style:name="T23" style:family="text">
      <style:text-properties fo:color="#111111" loext:opacity="100%" style:font-name="Trebuchet MS" fo:font-size="9pt" style:font-size-asian="9pt" style:font-size-complex="9pt"/>
    </style:style>
    <style:style style:name="T24" style:family="text">
      <style:text-properties fo:color="#111111" loext:opacity="100%" style:font-name="Trebuchet MS" fo:font-size="9pt" officeooo:rsid="002b318f" style:font-size-asian="9pt" style:font-size-complex="9pt"/>
    </style:style>
    <style:style style:name="T25" style:family="text">
      <style:text-properties fo:color="#111111" loext:opacity="100%" style:font-name="Trebuchet MS" fo:font-size="9pt" officeooo:rsid="001ebe99" style:font-size-asian="9pt" style:language-asian="en" style:country-asian="US" style:font-size-complex="9pt"/>
    </style:style>
    <style:style style:name="T26" style:family="text">
      <style:text-properties fo:color="#111111" loext:opacity="100%" style:font-name="Trebuchet MS" fo:font-size="11pt" fo:font-weight="bold" style:font-size-asian="11pt" style:font-weight-asian="bold" style:font-name-complex="Arial" style:font-size-complex="11pt"/>
    </style:style>
    <style:style style:name="T27" style:family="text">
      <style:text-properties fo:color="#111111" loext:opacity="100%" style:font-name="Trebuchet MS" fo:font-size="11pt" fo:font-weight="bold" officeooo:rsid="001ebe99" style:font-size-asian="11pt" style:font-weight-asian="bold" style:font-name-complex="Arial" style:font-size-complex="11pt"/>
    </style:style>
    <style:style style:name="T28" style:family="text">
      <style:text-properties fo:color="#111111" loext:opacity="100%" style:font-name="Trebuchet MS" fo:font-size="11pt" fo:font-weight="bold" officeooo:rsid="00257ae0" style:font-size-asian="11pt" style:font-weight-asian="bold" style:font-name-complex="Arial" style:font-size-complex="11pt"/>
    </style:style>
    <style:style style:name="T29" style:family="text">
      <style:text-properties fo:color="#111111" loext:opacity="100%" style:font-name="Trebuchet MS" fo:font-size="11pt" fo:font-weight="bold" officeooo:rsid="001ebe99" style:font-size-asian="11pt" style:language-asian="en" style:country-asian="US" style:font-weight-asian="bold" style:font-name-complex="Arial" style:font-size-complex="11pt"/>
    </style:style>
    <style:style style:name="T30" style:family="text">
      <style:text-properties fo:color="#111111" loext:opacity="100%" style:font-name="Trebuchet MS" fo:font-size="11pt" fo:font-weight="bold" officeooo:rsid="00257ae0" style:font-size-asian="11pt" style:language-asian="en" style:country-asian="US" style:font-weight-asian="bold" style:font-name-complex="Arial" style:font-size-complex="11pt"/>
    </style:style>
    <style:style style:name="T31" style:family="text">
      <style:text-properties fo:color="#111111" loext:opacity="100%" style:font-name="Trebuchet MS" fo:font-size="11pt" fo:font-weight="bold" officeooo:rsid="001ebe99" style:font-name-asian="Times New Roman" style:font-size-asian="11pt" style:language-asian="de" style:country-asian="DE" style:font-weight-asian="bold" style:font-name-complex="Arial" style:font-size-complex="11pt" style:language-complex="de" style:country-complex="DE"/>
    </style:style>
    <style:style style:name="T32" style:family="text">
      <style:text-properties fo:color="#111111" loext:opacity="100%" style:font-name="Trebuchet MS" fo:font-size="11pt" style:font-size-asian="11pt" style:font-name-complex="Arial" style:font-size-complex="11pt"/>
    </style:style>
    <style:style style:name="T33" style:family="text">
      <style:text-properties fo:color="#111111" loext:opacity="100%" style:font-name="Trebuchet MS" fo:font-size="11pt" officeooo:rsid="001ebe99" style:font-size-asian="11pt" style:font-name-complex="Arial" style:font-size-complex="11pt"/>
    </style:style>
    <style:style style:name="T34" style:family="text">
      <style:text-properties fo:color="#111111" loext:opacity="100%" style:font-name="Trebuchet MS" fo:font-size="11pt" officeooo:rsid="002721ce" style:font-size-asian="11pt" style:font-name-complex="Arial" style:font-size-complex="11pt"/>
    </style:style>
    <style:style style:name="T35" style:family="text">
      <style:text-properties fo:color="#111111" loext:opacity="100%" style:font-name="Trebuchet MS" fo:font-size="11pt" officeooo:rsid="002a47de" style:font-size-asian="11pt" style:font-name-complex="Arial" style:font-size-complex="11pt"/>
    </style:style>
    <style:style style:name="T36" style:family="text">
      <style:text-properties fo:color="#111111" loext:opacity="100%" style:font-name="Trebuchet MS" fo:font-size="11pt" officeooo:rsid="001ebe99" style:font-size-asian="11pt" style:language-asian="en" style:country-asian="US" style:font-name-complex="Arial" style:font-size-complex="11pt"/>
    </style:style>
    <style:style style:name="T37" style:family="text">
      <style:text-properties fo:color="#111111" loext:opacity="100%" style:font-name="Trebuchet MS" fo:font-size="11pt" officeooo:rsid="002470b5" style:font-size-asian="11pt" style:language-asian="en" style:country-asian="US" style:font-name-complex="Arial" style:font-size-complex="11pt"/>
    </style:style>
    <style:style style:name="T38" style:family="text">
      <style:text-properties fo:color="#111111" loext:opacity="100%" style:font-name="Trebuchet MS" fo:font-size="11pt" officeooo:rsid="00257ae0" style:font-size-asian="11pt" style:language-asian="en" style:country-asian="US" style:font-name-complex="Arial" style:font-size-complex="11pt"/>
    </style:style>
    <style:style style:name="T39" style:family="text">
      <style:text-properties fo:color="#111111" loext:opacity="100%" style:font-name="Trebuchet MS" style:font-name-complex="Arial"/>
    </style:style>
    <style:style style:name="T40" style:family="text">
      <style:text-properties fo:color="#111111" loext:opacity="100%" style:font-name="Trebuchet MS" officeooo:rsid="001821f3" style:font-name-complex="Arial"/>
    </style:style>
    <style:style style:name="T41" style:family="text">
      <style:text-properties fo:color="#111111" loext:opacity="100%" style:font-name="Trebuchet MS" officeooo:rsid="001ebe99" style:font-name-complex="Arial"/>
    </style:style>
    <style:style style:name="T42" style:family="text">
      <style:text-properties fo:color="#111111" loext:opacity="100%" style:font-name="Trebuchet MS" officeooo:rsid="002035c2" style:font-name-complex="Arial"/>
    </style:style>
    <style:style style:name="T43" style:family="text">
      <style:text-properties fo:color="#111111" loext:opacity="100%" style:font-name="Trebuchet MS" officeooo:rsid="00257ae0" style:font-name-complex="Arial"/>
    </style:style>
    <style:style style:name="T44" style:family="text">
      <style:text-properties fo:color="#111111" loext:opacity="100%" style:font-name="Trebuchet MS" officeooo:rsid="002721ce" style:font-name-complex="Arial"/>
    </style:style>
    <style:style style:name="T45" style:family="text">
      <style:text-properties fo:color="#111111" loext:opacity="100%" style:font-name="Trebuchet MS" fo:font-weight="bold" style:font-weight-asian="bold" style:font-name-complex="Arial"/>
    </style:style>
    <style:style style:name="T46" style:family="text">
      <style:text-properties fo:color="#111111" loext:opacity="100%" style:font-name="Trebuchet MS" fo:font-weight="bold" officeooo:rsid="001ebe99" style:font-weight-asian="bold" style:font-name-complex="Arial"/>
    </style:style>
    <style:style style:name="T47" style:family="text">
      <style:text-properties fo:color="#111111" loext:opacity="100%" style:font-name="Trebuchet MS" fo:font-size="16pt" style:font-size-asian="16pt"/>
    </style:style>
    <style:style style:name="T48" style:family="text">
      <style:text-properties style:font-name="Trebuchet MS" fo:font-size="9pt" style:font-size-asian="9pt" style:font-size-complex="9pt"/>
    </style:style>
    <style:style style:name="T49" style:family="text">
      <style:text-properties style:font-name="Trebuchet MS" fo:font-size="9pt" officeooo:rsid="001ebe99" style:font-size-asian="9pt" style:language-asian="en" style:country-asian="US" style:font-size-complex="9pt"/>
    </style:style>
    <style:style style:name="gr1" style:family="graphic">
      <style:graphic-properties draw:stroke="dash" draw:stroke-dash="Fine_20_Dashed" svg:stroke-color="#808080" draw:fill="bitmap" draw:fill-color="#ffffff" draw:fill-image-name="Bitmap_20_1" draw:fill-image-width="100%" draw:fill-image-height="100%" style:repeat="no-repeat" draw:fill-image-ref-point-x="0%" draw:fill-image-ref-point-y="0%" draw:fill-image-ref-point="center" draw:textarea-horizontal-align="justify" draw:textarea-vertical-align="middle" draw:auto-grow-height="false" fo:min-height="7.378cm" fo:min-width="5.216cm" style:writing-mode="lr-tb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righ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custom-shape text:anchor-type="paragraph" draw:z-index="0" draw:name="Form1" draw:style-name="gr1" draw:text-style-name="P24" svg:width="5.217cm" svg:height="7.379cm" svg:x="10.784cm" svg:y="0cm"><text:p/><draw:enhanced-geometry svg:viewBox="0 0 21600 21600" draw:mirror-horizontal="false" draw:mirror-vertical="false" draw:type="rectangle" draw:enhanced-path="M 0 0 L 21600 0 21600 21600 0 21600 0 0 Z N"/></draw:custom-shape><text:span text:style-name="T8">Lebenslauf</text:span></text:p>
      <text:p text:style-name="P20"><text:span text:style-name="T1">P</text:span><text:span text:style-name="T11">ersönliche</text:span><text:span text:style-name="T1"> Daten</text:span></text:p>
      <text:p text:style-name="P12"><text:span text:style-name="Absatz-Standardschriftart"><text:span text:style-name="T26">Geburtstag <text:tab/><text:tab/></text:span></text:span><text:span text:style-name="Absatz-Standardschriftart"><text:span text:style-name="T31">26</text:span></text:span><text:span text:style-name="Absatz-Standardschriftart"><text:span text:style-name="T26">. </text:span></text:span><text:span text:style-name="Absatz-Standardschriftart"><text:span text:style-name="T27">Oktober 1978</text:span></text:span></text:p>
      <text:p text:style-name="P12"><text:span text:style-name="Absatz-Standardschriftart"><text:span text:style-name="T26">Geburtsort <text:tab/><text:tab/></text:span></text:span><text:span text:style-name="Absatz-Standardschriftart"><text:span text:style-name="T31">Wien</text:span></text:span></text:p>
      <text:p text:style-name="P12"><text:span text:style-name="Absatz-Standardschriftart"><text:span text:style-name="T26">Staatsangehörigkeit <text:tab/><text:tab/></text:span></text:span><text:span text:style-name="Absatz-Standardschriftart"><text:span text:style-name="T31">Österreich</text:span></text:span></text:p>
      <text:p text:style-name="P12"><text:span text:style-name="Absatz-Standardschriftart"><text:span text:style-name="T26">Familienstand <text:tab/><text:tab/></text:span></text:span><text:span text:style-name="Absatz-Standardschriftart"><text:span text:style-name="T28">l</text:span></text:span><text:span text:style-name="Absatz-Standardschriftart"><text:span text:style-name="T27">edig</text:span></text:span></text:p>
      <text:p text:style-name="P15"><text:span text:style-name="Absatz-Standardschriftart"><text:span text:style-name="T29"/></text:span></text:p>
      <text:p text:style-name="P11">Berufspraxis</text:p>
      <text:p text:style-name="P13"><text:span text:style-name="Absatz-Standardschriftart"><text:span text:style-name="T39">1/</text:span></text:span><text:span text:style-name="Absatz-Standardschriftart"><text:span text:style-name="T41">20</text:span></text:span><text:span text:style-name="Absatz-Standardschriftart"><text:span text:style-name="T39">10 – </text:span></text:span><text:span text:style-name="Absatz-Standardschriftart"><text:span text:style-name="T36">9/2019</text:span></text:span><text:span text:style-name="Absatz-Standardschriftart"><text:span text:style-name="T39"><text:tab/><text:tab/></text:span></text:span><text:span text:style-name="Absatz-Standardschriftart"><text:span text:style-name="T45">Kaufmann im Einzelhandel, </text:span></text:span><text:span text:style-name="Absatz-Standardschriftart"><text:span text:style-name="T46">Dolfi Riha e.U.</text:span></text:span></text:p>
      <text:p text:style-name="P14"><text:span text:style-name="Absatz-Standardschriftart"><text:span text:style-name="T36">4</text:span></text:span><text:span text:style-name="Absatz-Standardschriftart"><text:span text:style-name="T39">/</text:span></text:span><text:span text:style-name="Absatz-Standardschriftart"><text:span text:style-name="T41">20</text:span></text:span><text:span text:style-name="Absatz-Standardschriftart"><text:span text:style-name="T36">09</text:span></text:span><text:span text:style-name="Absatz-Standardschriftart"><text:span text:style-name="T39"> – </text:span></text:span><text:span text:style-name="Absatz-Standardschriftart"><text:span text:style-name="T36">12/2009</text:span></text:span><text:span text:style-name="Absatz-Standardschriftart"><text:span text:style-name="T39"><text:tab/><text:tab/></text:span></text:span><text:span text:style-name="Absatz-Standardschriftart"><text:span text:style-name="T29">Angestellter </text:span></text:span><text:span text:style-name="Absatz-Standardschriftart"><text:span text:style-name="T45">im Einzelhandel, </text:span></text:span><text:span text:style-name="Absatz-Standardschriftart"><text:span text:style-name="T46">Dolfi Riha e.U.</text:span></text:span></text:p>
      <text:p text:style-name="P14"><text:span text:style-name="Absatz-Standardschriftart"><text:span text:style-name="T41">4</text:span></text:span><text:span text:style-name="Absatz-Standardschriftart"><text:span text:style-name="T39">/</text:span></text:span><text:span text:style-name="Absatz-Standardschriftart"><text:span text:style-name="T41">200</text:span></text:span><text:span text:style-name="Absatz-Standardschriftart"><text:span text:style-name="T44">4</text:span></text:span><text:span text:style-name="Absatz-Standardschriftart"><text:span text:style-name="T39"> – </text:span></text:span><text:span text:style-name="Absatz-Standardschriftart"><text:span text:style-name="T41">4</text:span></text:span><text:span text:style-name="Absatz-Standardschriftart"><text:span text:style-name="T36">/2009</text:span></text:span><text:span text:style-name="Absatz-Standardschriftart"><text:span text:style-name="T39"><text:tab/><text:tab/></text:span></text:span><text:span text:style-name="Absatz-Standardschriftart"><text:span text:style-name="T29">VB-Invest KAG der VBAG, Wien</text:span></text:span></text:p>
      <text:p text:style-name="P14"><text:span text:style-name="Absatz-Standardschriftart"><text:span text:style-name="T41">4</text:span></text:span><text:span text:style-name="Absatz-Standardschriftart"><text:span text:style-name="T39">/</text:span></text:span><text:span text:style-name="Absatz-Standardschriftart"><text:span text:style-name="T41">200</text:span></text:span><text:span text:style-name="Absatz-Standardschriftart"><text:span text:style-name="T43">1</text:span></text:span><text:span text:style-name="Absatz-Standardschriftart"><text:span text:style-name="T39"> – </text:span></text:span><text:span text:style-name="Absatz-Standardschriftart"><text:span text:style-name="T44">6</text:span></text:span><text:span text:style-name="Absatz-Standardschriftart"><text:span text:style-name="T36">/200</text:span></text:span><text:span text:style-name="Absatz-Standardschriftart"><text:span text:style-name="T38">3</text:span></text:span><text:span text:style-name="Absatz-Standardschriftart"><text:span text:style-name="T39"><text:tab/><text:tab/></text:span></text:span><text:span text:style-name="Absatz-Standardschriftart"><text:span text:style-name="T29">medienhaus+partner, Klosterneuburg</text:span></text:span></text:p>
      <text:p text:style-name="P14"><text:span text:style-name="Absatz-Standardschriftart"><text:span text:style-name="T44">5</text:span></text:span><text:span text:style-name="Absatz-Standardschriftart"><text:span text:style-name="T39">/</text:span></text:span><text:span text:style-name="Absatz-Standardschriftart"><text:span text:style-name="T41">200</text:span></text:span><text:span text:style-name="Absatz-Standardschriftart"><text:span text:style-name="T43">0</text:span></text:span><text:span text:style-name="Absatz-Standardschriftart"><text:span text:style-name="T39"> – </text:span></text:span><text:span text:style-name="Absatz-Standardschriftart"><text:span text:style-name="T43">7</text:span></text:span><text:span text:style-name="Absatz-Standardschriftart"><text:span text:style-name="T36">/200</text:span></text:span><text:span text:style-name="Absatz-Standardschriftart"><text:span text:style-name="T38">0</text:span></text:span><text:span text:style-name="Absatz-Standardschriftart"><text:span text:style-name="T39"><text:tab/><text:tab/></text:span></text:span><text:span text:style-name="Absatz-Standardschriftart"><text:span text:style-name="T29">Birg Computer, Wiener Neudorf</text:span></text:span></text:p>
      <text:p text:style-name="P14"><text:span text:style-name="Absatz-Standardschriftart"><text:span text:style-name="T29"/></text:span></text:p>
      <text:p text:style-name="P22"><text:span text:style-name="T9">Ausbildung </text:span><text:span text:style-name="T10">&amp; Schule</text:span></text:p>
      <text:p text:style-name="P16"><text:span text:style-name="Absatz-Standardschriftart"><text:span text:style-name="T39">09.</text:span></text:span><text:span text:style-name="Absatz-Standardschriftart"><text:span text:style-name="T43">1</text:span></text:span><text:span text:style-name="Absatz-Standardschriftart"><text:span text:style-name="T38">996</text:span></text:span><text:span text:style-name="Absatz-Standardschriftart"><text:span text:style-name="T39"> – 07.</text:span></text:span><text:span text:style-name="Absatz-Standardschriftart"><text:span text:style-name="T43">1</text:span></text:span><text:span text:style-name="Absatz-Standardschriftart"><text:span text:style-name="T38">999</text:span></text:span><text:span text:style-name="Absatz-Standardschriftart"><text:span text:style-name="T39"><text:tab/><text:tab/></text:span></text:span><text:span text:style-name="Absatz-Standardschriftart"><text:span text:style-name="T29">Metro Wiener Neustadt</text:span></text:span></text:p>
      <text:p text:style-name="P16"><text:span text:style-name="Absatz-Standardschriftart"><text:span text:style-name="T39">09.</text:span></text:span><text:span text:style-name="Absatz-Standardschriftart"><text:span text:style-name="T43">1</text:span></text:span><text:span text:style-name="Absatz-Standardschriftart"><text:span text:style-name="T38">993</text:span></text:span><text:span text:style-name="Absatz-Standardschriftart"><text:span text:style-name="T39"> – 07.</text:span></text:span><text:span text:style-name="Absatz-Standardschriftart"><text:span text:style-name="T43">1</text:span></text:span><text:span text:style-name="Absatz-Standardschriftart"><text:span text:style-name="T38">996</text:span></text:span><text:span text:style-name="Absatz-Standardschriftart"><text:span text:style-name="T39"><text:tab/><text:tab/></text:span></text:span><text:span text:style-name="Absatz-Standardschriftart"><text:span text:style-name="T29">HTBL</text:span></text:span><text:span text:style-name="Absatz-Standardschriftart"><text:span text:style-name="T30">uV</text:span></text:span><text:span text:style-name="Absatz-Standardschriftart"><text:span text:style-name="T29">A Pinkafeld, </text:span></text:span><text:span text:style-name="Absatz-Standardschriftart"><text:span text:style-name="T30">Abteilung </text:span></text:span><text:span text:style-name="Absatz-Standardschriftart"><text:span text:style-name="T29">EDV </text:span></text:span><text:span text:style-name="Absatz-Standardschriftart"><text:span text:style-name="T30">und </text:span></text:span><text:span text:style-name="Absatz-Standardschriftart"><text:span text:style-name="T29">O</text:span></text:span><text:span text:style-name="Absatz-Standardschriftart"><text:span text:style-name="T30">rganisation</text:span></text:span></text:p>
      <text:p text:style-name="P17"><text:span text:style-name="Absatz-Standardschriftart"><text:span text:style-name="T39">09.</text:span></text:span><text:span text:style-name="Absatz-Standardschriftart"><text:span text:style-name="T43">1</text:span></text:span><text:span text:style-name="Absatz-Standardschriftart"><text:span text:style-name="T38">988</text:span></text:span><text:span text:style-name="Absatz-Standardschriftart"><text:span text:style-name="T39"> – 07.</text:span></text:span><text:span text:style-name="Absatz-Standardschriftart"><text:span text:style-name="T43">1</text:span></text:span><text:span text:style-name="Absatz-Standardschriftart"><text:span text:style-name="T38">992</text:span></text:span><text:span text:style-name="Absatz-Standardschriftart"><text:span text:style-name="T39"><text:tab/><text:tab/></text:span></text:span><text:span text:style-name="Absatz-Standardschriftart"><text:span text:style-name="T29">H</text:span></text:span><text:span text:style-name="Absatz-Standardschriftart"><text:span text:style-name="T30">auptschule in </text:span></text:span><text:span text:style-name="Absatz-Standardschriftart"><text:span text:style-name="T29">Gloggnitz</text:span></text:span></text:p>
      <text:p text:style-name="P16"><text:span text:style-name="Absatz-Standardschriftart"><text:span text:style-name="T39">09.</text:span></text:span><text:span text:style-name="Absatz-Standardschriftart"><text:span text:style-name="T43">198</text:span></text:span><text:span text:style-name="Absatz-Standardschriftart"><text:span text:style-name="T38">4</text:span></text:span><text:span text:style-name="Absatz-Standardschriftart"><text:span text:style-name="T39"> – 07.</text:span></text:span><text:span text:style-name="Absatz-Standardschriftart"><text:span text:style-name="T43">198</text:span></text:span><text:span text:style-name="Absatz-Standardschriftart"><text:span text:style-name="T38">8</text:span></text:span><text:span text:style-name="Absatz-Standardschriftart"><text:span text:style-name="T39"><text:tab/><text:tab/></text:span></text:span><text:span text:style-name="Absatz-Standardschriftart"><text:span text:style-name="T29">V</text:span></text:span><text:span text:style-name="Absatz-Standardschriftart"><text:span text:style-name="T30">olksschule in </text:span></text:span><text:span text:style-name="Absatz-Standardschriftart"><text:span text:style-name="T29">Gloggnitz</text:span></text:span></text:p>
      <text:p text:style-name="P18"><text:span text:style-name="Absatz-Standardschriftart"><text:span text:style-name="T29"/></text:span></text:p>
      <text:p text:style-name="P21"><text:span text:style-name="T13">Weiter</text:span><text:span text:style-name="T12">e</text:span><text:span text:style-name="T14"> </text:span><text:span text:style-name="T12">Kenntnisse</text:span></text:p>
      <text:p text:style-name="P9">Sprachkenntnisse<text:tab/>Englisch – gute Kenntnisse</text:p>
      <text:p text:style-name="P18"><text:span text:style-name="Absatz-Standardschriftart"><text:span text:style-name="T40">IT</text:span></text:span><text:span text:style-name="Absatz-Standardschriftart"><text:span text:style-name="T39">-Kenntnisse</text:span></text:span><text:span text:style-name="Absatz-Standardschriftart"><text:span text:style-name="T47"><text:tab/><text:tab/></text:span></text:span><text:span text:style-name="Absatz-Standardschriftart"><text:span text:style-name="T42">Windows, Linux, Datenbanken</text:span></text:span></text:p>
      <text:p text:style-name="P8">Führerschein<text:tab/><text:tab/>Klasse B</text:p>
      <text:p text:style-name="P8"/>
      <text:p text:style-name="P10">Hobbys</text:p>
      <text:p text:style-name="P19"><text:span text:style-name="T39">Interessen<text:tab/></text:span><text:span text:style-name="T36">Modellbau, </text:span><text:span text:style-name="T37">Astronomie, </text:span><text:span text:style-name="T36">Raumfahrt, Nukleartechnik</text:span></text:p>
      <text:p text:style-name="P7"/>
      <text:p text:style-name="P7"/>
      <text:p text:style-name="P6"><text:span text:style-name="Absatz-Standardschriftart"><text:span text:style-name="T36">Neunkirchen</text:span></text:span><text:span text:style-name="Absatz-Standardschriftart"><text:span text:style-name="T32">, </text:span></text:span><text:span text:style-name="Absatz-Standardschriftart"><text:span text:style-name="T35">am </text:span></text:span><text:span text:style-name="Absatz-Standardschriftart"><text:span text:style-name="T36">01</text:span></text:span><text:span text:style-name="Absatz-Standardschriftart"><text:span text:style-name="T32">.0</text:span></text:span><text:span text:style-name="Absatz-Standardschriftart"><text:span text:style-name="T34">2</text:span></text:span><text:span text:style-name="Absatz-Standardschriftart"><text:span text:style-name="T32">.20</text:span></text:span><text:span text:style-name="Absatz-Standardschriftart"><text:span text:style-name="T33">2</text:span></text:span><text:span text:style-name="Absatz-Standardschriftart"><text:span text:style-name="T34">4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draw:fill-image draw:name="Bitmap_20_1" draw:display-name="Bitmap 1" xlink:href="Pictures/100000000000012C000001AB2C03977C.jpg" xlink:type="simple" xlink:show="embed" xlink:actuate="onLoad"/>
    <draw:stroke-dash draw:name="Fine_20_Dashed" draw:display-name="Fine Dashed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de" fo:country="DE" fo:font-style="normal" fo:text-shadow="none" style:text-underline-style="none" fo:font-weight="normal" style:letter-kerning="false" fo:background-color="transparent" style:font-name-asian="Calibri" style:font-size-asian="10pt" style:language-asian="de" style:country-asian="DE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hyphenation-ladder-count="no-limit"/>
      <style:text-properties fo:font-size="11pt" style:font-size-asian="11pt" style:language-asian="en" style:country-asian="US" style:font-size-complex="11pt" fo:hyphenate="false" loext:hyphenation-no-caps="false" loext:hyphenation-no-last-word="false" loext:hyphenation-word-char-count="no-limit" loext:hyphenation-zone="no-limit"/>
    </style:style>
    <style:style style:name="Sprechblasentext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Contact_20_Info" style:display-name="Contact Info" style:family="paragraph" style:parent-style-name="Standard">
      <style:paragraph-properties fo:margin-top="0.106cm" fo:margin-bottom="0cm" style:contextual-spacing="false" fo:line-height="100%" fo:text-align="end" style:justify-single-word="false" fo:hyphenation-ladder-count="no-limit"/>
      <style:text-properties style:font-name="Century Gothic" fo:font-family="'Century Gothic'" style:font-family-generic="swiss" style:font-pitch="variable" fo:font-size="8pt" style:font-name-asian="Times New Roman" style:font-family-asian="'Times New Roman'" style:font-family-generic-asian="roman" style:font-pitch-asian="variable" style:font-size-asian="8pt" style:language-asian="de" style:country-asian="DE" style:font-name-complex="Century Gothic" style:font-family-complex="'Century Gothic'" style:font-family-generic-complex="swiss" style:font-pitch-complex="variable" style:font-size-complex="8pt" style:language-complex="de" style:country-complex="D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tzhaltertext" style:family="text" style:parent-style-name="Absatz-Standardschriftart">
      <style:text-properties fo:color="#808080" loext:opacity="100%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Hyperlink" style:family="text" style:parent-style-name="Absatz-Standardschriftart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4f81b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f81bd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cm" fo:margin-bottom="0cm" style:contextual-spacing="false"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">
      <style:text-properties style:font-name="Garamond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end" style:justify-single-word="false"/>
      <style:text-properties fo:font-size="8pt" style:font-size-asian="8pt"/>
    </style:style>
    <style:style style:name="MT1" style:family="text">
      <style:text-properties fo:text-transform="uppercase" fo:color="#007e80" loext:opacity="100%" style:font-name="Trebuchet MS" fo:font-size="24pt" fo:font-style="normal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MT2" style:family="text">
      <style:text-properties fo:text-transform="uppercase" fo:color="#007e80" loext:opacity="100%" style:font-name="Trebuchet MS" fo:font-size="18pt" fo:font-style="normal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color="#111111" loext:opacity="100%" style:font-name="Trebuchet MS" fo:font-size="10pt" style:font-size-asian="10pt" style:font-size-complex="10pt"/>
    </style:style>
    <style:style style:name="MT4" style:family="text">
      <style:text-properties fo:color="#111111" loext:opacity="100%" style:font-name="Trebuchet MS" fo:font-size="10pt" style:text-underline-style="none" style:font-size-asian="10pt" style:font-size-complex="10pt"/>
    </style:style>
    <style:style style:name="MT5" style:family="text">
      <style:text-properties style:font-name="Trebuchet MS" fo:font-size="9pt" style:font-size-asian="9pt" style:font-size-complex="9pt"/>
    </style:style>
    <style:style style:name="MT6" style:family="text">
      <style:text-properties style:font-name="Trebuchet MS" fo:font-size="9pt" officeooo:rsid="001ebe99" style:font-size-asian="9pt" style:language-asian="en" style:country-asian="US" style:font-size-complex="9pt"/>
    </style:style>
    <style:style style:name="MT7" style:family="text">
      <style:text-properties fo:text-transform="uppercase" fo:color="#007e80" loext:opacity="100%" style:font-name="Trebuchet MS" fo:font-size="22pt" fo:font-style="normal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MT8" style:family="text">
      <style:text-properties fo:text-transform="uppercase" fo:color="#007e80" loext:opacity="100%" style:font-name="Trebuchet MS" fo:font-size="18pt" fo:font-style="normal" fo:font-weight="normal" officeooo:rsid="001d4c7a" style:font-size-asian="18pt" style:language-asian="en" style:country-asian="US" style:font-style-asian="normal" style:font-weight-asian="normal" style:font-name-complex="Arial" style:font-size-complex="18pt" style:font-style-complex="normal" style:font-weight-complex="normal"/>
    </style:style>
    <style:style style:name="MT9" style:family="text">
      <style:text-properties fo:text-transform="uppercase" fo:color="#007e80" loext:opacity="100%" style:font-name="Trebuchet MS" fo:font-size="24pt" fo:font-style="normal" fo:font-weight="bold" officeooo:rsid="001d4c7a" style:font-size-asian="24pt" style:language-asian="en" style:country-asian="US" style:font-style-asian="normal" style:font-weight-asian="bold" style:font-name-complex="Arial" style:font-size-complex="24pt" style:font-style-complex="normal" style:font-weight-complex="bold"/>
    </style:style>
    <style:style style:name="MT10" style:family="text">
      <style:text-properties fo:text-transform="uppercase" fo:color="#007e80" loext:opacity="100%" style:font-name="Trebuchet MS" fo:font-size="18pt" fo:font-style="normal" fo:font-weight="normal" officeooo:rsid="001d4c7a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11" style:family="text">
      <style:text-properties fo:color="#111111" loext:opacity="100%" style:font-name="Trebuchet MS" fo:font-size="10pt" fo:letter-spacing="0.014cm" officeooo:rsid="001d4c7a" style:font-size-asian="10pt" style:language-asian="en" style:country-asian="US" style:font-size-complex="10pt"/>
    </style:style>
    <style:style style:name="MT12" style:family="text">
      <style:text-properties fo:color="#111111" loext:opacity="100%" style:font-name="Trebuchet MS" fo:font-size="10pt" fo:letter-spacing="0.014cm" style:font-size-asian="10pt" style:font-size-complex="10pt"/>
    </style:style>
    <style:style style:name="MT13" style:family="text">
      <style:text-properties fo:color="#111111" loext:opacity="100%" style:font-name="Trebuchet MS" fo:font-size="10pt" fo:letter-spacing="0.014cm" officeooo:rsid="001d4c7a" style:font-size-asian="10pt" style:font-size-complex="10pt"/>
    </style:style>
    <style:style style:name="MT14" style:family="text">
      <style:text-properties fo:color="#111111" loext:opacity="100%" style:font-name="Trebuchet MS" fo:font-size="10pt" style:text-underline-style="none" officeooo:rsid="001d4c7a" style:text-underline-mode="continuous" style:text-overline-mode="continuous" style:text-line-through-mode="continuous" style:font-size-asian="10pt" style:language-asian="en" style:country-asian="US" style:font-size-complex="10pt"/>
    </style:style>
    <style:style style:name="MT15" style:family="text">
      <style:text-properties fo:color="#111111" loext:opacity="100%" style:font-name="Trebuchet MS" fo:font-size="10pt" officeooo:rsid="0029fbb8" style:font-size-asian="10pt" style:font-size-complex="10pt"/>
    </style:style>
    <style:style style:name="MT16" style:family="text">
      <style:text-properties fo:color="#111111" loext:opacity="100%" style:font-name="Trebuchet MS" fo:font-size="10pt" officeooo:rsid="001d4c7a" style:font-size-asian="10pt" style:font-size-complex="10pt"/>
    </style:style>
    <style:style style:name="MT17" style:family="text">
      <style:text-properties fo:color="#111111" loext:opacity="100%" style:font-name="Trebuchet MS" fo:font-size="9pt" style:font-size-asian="9pt" style:font-size-complex="9pt"/>
    </style:style>
    <style:style style:name="MT18" style:family="text">
      <style:text-properties fo:color="#111111" loext:opacity="100%" style:font-name="Trebuchet MS" fo:font-size="9pt" officeooo:rsid="001ebe99" style:font-size-asian="9pt" style:language-asian="en" style:country-asian="US" style:font-size-complex="9pt"/>
    </style:style>
    <style:style style:name="MT19" style:family="text">
      <style:text-properties fo:color="#111111" loext:opacity="100%" style:font-name="Trebuchet MS" fo:font-size="9pt" officeooo:rsid="002b318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427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5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Absatz-Standardschriftart"><text:span text:style-name="MT1">M</text:span></text:span><text:span text:style-name="Absatz-Standardschriftart"><text:span text:style-name="MT2">artin </text:span></text:span><text:span text:style-name="Absatz-Standardschriftart"><text:span text:style-name="MT1">M</text:span></text:span><text:span text:style-name="Absatz-Standardschriftart"><text:span text:style-name="MT2">ustermann</text:span></text:span></text:p>
        <text:p text:style-name="MP2"><text:span text:style-name="Absatz-Standardschriftart"><text:span text:style-name="MT3">Musterstraße 7, 12345 Musterstadt</text:span></text:span></text:p>
        <text:p text:style-name="MP2"><text:span text:style-name="Absatz-Standardschriftart"><text:span text:style-name="MT3">E-Mail: </text:span></text:span><text:span text:style-name="Hyperlink"><text:span text:style-name="MT4">martinmustermann@muster.de</text:span></text:span><text:span text:style-name="Absatz-Standardschriftart"><text:span text:style-name="MT3"> – Telefon: 0123 – 12 34 56 7</text:span></text:span></text:p>
        <text:p text:style-name="MP3"/>
      </style:header>
      <style:footer>
        <text:p text:style-name="MP4"><text:span text:style-name="MT5">Lebenslauf - </text:span><text:span text:style-name="MT6">Michael</text:span><text:span text:style-name="MT5"> </text:span><text:span text:style-name="MT6">John</text:span><text:span text:style-name="MT5"> - Seite 2</text:span></text:p>
        <text:p text:style-name="MP5"/>
      </style:footer>
    </style:master-page>
    <style:master-page style:name="MPF0" style:page-layout-name="Mpm2" draw:style-name="Mdp1" style:next-style-name="MP0">
      <style:header>
        <text:p text:style-name="MP1"><text:span text:style-name="Absatz-Standardschriftart"><text:span text:style-name="MT7">M</text:span></text:span><text:span text:style-name="Absatz-Standardschriftart"><text:span text:style-name="MT8">ichael</text:span></text:span><text:span text:style-name="Absatz-Standardschriftart"><text:span text:style-name="MT2"> </text:span></text:span><text:span text:style-name="Absatz-Standardschriftart"><text:span text:style-name="MT9">J</text:span></text:span><text:span text:style-name="Absatz-Standardschriftart"><text:span text:style-name="MT10">ohn</text:span></text:span></text:p>
        <text:p text:style-name="MP2"><text:span text:style-name="Absatz-Standardschriftart"><text:span text:style-name="MT11">Goethestraße 1/2/4</text:span></text:span><text:span text:style-name="Absatz-Standardschriftart"><text:span text:style-name="MT12">, </text:span></text:span><text:span text:style-name="Absatz-Standardschriftart"><text:span text:style-name="MT13">2620 Neunkirchen</text:span></text:span></text:p>
        <text:p text:style-name="MP2"><text:span text:style-name="Hyperlink"><text:span text:style-name="MT14">michael.john@gmx.at </text:span></text:span><text:span text:style-name="Absatz-Standardschriftart"><text:span text:style-name="MT3"><text:s text:c="3"/></text:span></text:span><text:span text:style-name="Absatz-Standardschriftart"><text:span text:style-name="MT15">+43 </text:span></text:span><text:span text:style-name="Absatz-Standardschriftart"><text:span text:style-name="MT16">680 550 3 999</text:span></text:span></text:p>
        <text:p text:style-name="Header"/>
      </style:header>
      <style:footer>
        <text:p text:style-name="MP4"><text:span text:style-name="MT17">Lebenslauf - </text:span><text:span text:style-name="MT18">MIchael</text:span><text:span text:style-name="MT17"> </text:span><text:span text:style-name="MT18">John</text:span><text:span text:style-name="MT17"> - Seite 1/</text:span><text:span text:style-name="MT19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initial-creator>Mops</meta:initial-creator>
    <meta:creation-date>2017-08-31T08:59:00Z</meta:creation-date>
    <dc:date>2024-02-26T11:10:56.972753583</dc:date>
    <meta:print-date>2019-02-03T13:58:11.555000000</meta:print-date>
    <meta:editing-cycles>44</meta:editing-cycles>
    <meta:editing-duration>PT14H33M9S</meta:editing-duration>
    <meta:document-statistic meta:table-count="0" meta:image-count="0" meta:object-count="0" meta:page-count="1" meta:paragraph-count="32" meta:word-count="135" meta:character-count="1103" meta:non-whitespace-character-count="966"/>
    <meta:template xlink:type="simple" xlink:actuate="onRequest" xlink:title="" xlink:href="../../Lebenslauf%20Muster%20OO/OpenOffice-Vorlage-Lebenslauf-Muster-01.odt/Normal"/>
  </office:meta>
</office:document-meta>
</file>